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0c9" officeooo:paragraph-rsid="001dc0c9"/>
    </style:style>
    <style:style style:name="P2" style:family="paragraph" style:parent-style-name="Standard">
      <style:text-properties fo:font-weight="bold" officeooo:rsid="001dc0c9" officeooo:paragraph-rsid="001dc0c9" style:font-weight-asian="bold" style:font-weight-complex="bold"/>
    </style:style>
    <style:style style:name="P3" style:family="paragraph" style:parent-style-name="Standard">
      <style:text-properties fo:font-weight="bold" officeooo:rsid="001f5d78" officeooo:paragraph-rsid="001f5d78" style:font-weight-asian="bold" style:font-weight-complex="bold"/>
    </style:style>
    <style:style style:name="P4" style:family="paragraph" style:parent-style-name="Standard">
      <style:text-properties fo:font-weight="normal" officeooo:rsid="001f5d78" officeooo:paragraph-rsid="001f5d78" style:font-weight-asian="normal" style:font-weight-complex="normal"/>
    </style:style>
    <style:style style:name="P5" style:family="paragraph" style:parent-style-name="Standard">
      <style:text-properties fo:font-weight="normal" officeooo:rsid="0020ea91" officeooo:paragraph-rsid="0020ea91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c0c9" officeooo:paragraph-rsid="001dc0c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ea91" officeooo:paragraph-rsid="0020ea9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ffa1" officeooo:paragraph-rsid="0021ffa1" style:font-weight-asian="bold" style:font-weight-complex="bold"/>
    </style:style>
    <style:style style:name="P9" style:family="paragraph" style:parent-style-name="Standard" style:list-style-name="L1">
      <style:text-properties officeooo:rsid="001dc0c9" officeooo:paragraph-rsid="001dc0c9"/>
    </style:style>
    <style:style style:name="P10" style:family="paragraph" style:parent-style-name="Standard" style:list-style-name="L2">
      <style:text-properties fo:font-weight="normal" officeooo:rsid="001f5d78" officeooo:paragraph-rsid="001f5d78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0ea91" officeooo:paragraph-rsid="0020ea91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1ffa1" officeooo:paragraph-rsid="0021ffa1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29fec" officeooo:paragraph-rsid="00229fec" style:font-weight-asian="normal" style:font-weight-complex="normal"/>
    </style:style>
    <style:style style:name="P14" style:family="paragraph" style:parent-style-name="Standard">
      <style:text-properties fo:font-weight="bold" officeooo:rsid="00229fec" officeooo:paragraph-rsid="00229fe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itial feedback – 3 Engineers brewery website</text:p>
      <text:p text:style-name="P1"/>
      <text:p text:style-name="P2">Images:</text:p>
      <text:list xml:id="list4027780510" text:style-name="L1">
        <text:list-item>
          <text:p text:style-name="P9">Banner image too low res – do you have the original?</text:p>
        </text:list-item>
        <text:list-item>
          <text:p text:style-name="P9">Vulcan logo, need the 900px+ version, can only find the 450px version</text:p>
        </text:list-item>
      </text:list>
      <text:p text:style-name="P1"/>
      <text:p text:style-name="P3">Metadata:</text:p>
      <text:list xml:id="list1548758028" text:style-name="L2">
        <text:list-item>
          <text:p text:style-name="P10">Used the description “3 Engineers Brewery is a Microbrewery operating near Bristol, UK, manufacturing great British beers with precision.” OK?</text:p>
        </text:list-item>
      </text:list>
      <text:p text:style-name="P14">Mates:</text:p>
      <text:list xml:id="list3834668625" text:style-name="L5">
        <text:list-item>
          <text:p text:style-name="P13">Bristol Micropubs FB page deactivated, so removed from mate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Bugs:</text:p>
      <text:list xml:id="list4189040546" text:style-name="L3">
        <text:list-item>
          <text:p text:style-name="P11">Favicon not working on test</text:p>
        </text:list-item>
      </text:list>
      <text:p text:style-name="P5"/>
      <text:p text:style-name="P5"/>
      <text:p text:style-name="P5"/>
      <text:p text:style-name="P8">Improvements:</text:p>
      <text:list xml:id="list3267241012" text:style-name="L4">
        <text:list-item>
          <text:p text:style-name="P12">Not sure about the rolling images on the front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11:20:38.284000000</meta:creation-date>
    <dc:date>2021-04-15T11:37:05.671000000</dc:date>
    <meta:editing-duration>PT6H8M10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2" meta:word-count="83" meta:character-count="494" meta:non-whitespace-character-count="427"/>
  </office:meta>
</office:document-meta>
</file>